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A3BED8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1.201cm" svg:y="1.787cm" svg:width="13.945cm" svg:height="9.077cm" draw:z-index="0"><draw:image xlink:href="Pictures/100000000000055600000300A3BED8E2.png" xlink:type="simple" xlink:show="embed" xlink:actuate="onLoad"/></draw:frame></text:p>
      <text:p text:style-name="Standard"><text:s text:c="41"/>Taller</text:p>
      <text:p text:style-name="Standard"/>
      <text:p text:style-name="Standard"/>
      <text:p text:style-name="Standard"/>
      <text:p text:style-name="Standard"><text:s text:c="14"/>Bildar Tapas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dar Tapasco</meta:initial-creator>
    <meta:creation-date>2021-09-11T20:32:12.25</meta:creation-date>
    <meta:generator>OpenOffice/4.1.10$Win32 OpenOffice.org_project/4110m2$Build-9807</meta:generator>
    <meta:document-statistic meta:table-count="0" meta:image-count="1" meta:object-count="0" meta:page-count="1" meta:paragraph-count="2" meta:word-count="3" meta:character-count="75"/>
  </office:meta>
</office:document-meta>
</file>